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5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8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7.56" calcext:value-type="float">
            <text:p>7.56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5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8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0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8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.26" calcext:value-type="float">
            <text:p>0.26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8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47" calcext:value-type="float">
            <text:p>0.47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8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154" calcext:value-type="float">
            <text:p>0.1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8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634" calcext:value-type="float">
            <text:p>0.63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5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8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35" calcext:value-type="float">
            <text:p>0.3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5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8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6" calcext:value-type="float">
            <text:p>0.60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8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0.28" calcext:value-type="float">
            <text:p>0.2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5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5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8" office:value-type="float" office:value="1.77" calcext:value-type="float">
            <text:p>1.77</text:p>
          </table:table-cell>
          <table:table-cell table:style-name="ce2" office:value-type="float" office:value="2" calcext:value-type="float">
            <text:p>2</text:p>
          </table:table-cell>
          <table:table-cell table:style-name="ce8" table:formula="of:=[.F12]*[.G12]" office:value-type="float" office:value="3.54" calcext:value-type="float">
            <text:p>3.5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5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8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0.65" calcext:value-type="float">
            <text:p>0.6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5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6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1.5" calcext:value-type="float">
            <text:p>11.5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5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34" calcext:value-type="float">
            <text:p>1.3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5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6]*[.G16]" office:value-type="float" office:value="9.54" calcext:value-type="float">
            <text:p>9.54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sh button</text:p>
          </table:table-cell>
          <table:table-cell table:style-name="ce5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7]*[.G17]" office:value-type="float" office:value="2.38" calcext:value-type="float">
            <text:p>2.3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5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8]*[.F18]" office:value-type="float" office:value="6.78" calcext:value-type="float">
            <text:p>6.78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office:value-type="string" calcext:value-type="string">
            <text:p>4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mm MDF wood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style-name="ce4" office:value-type="string" calcext:value-type="string">
            <text:p>Total cost</text:p>
          </table:table-cell>
          <table:table-cell/>
          <table:table-cell table:style-name="ce6"/>
          <table:table-cell table:number-columns-repeated="24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 table:style-name="ce9" table:formula="of:=SUM([.H2:.H18])" office:value-type="float" office:value="46.248" calcext:value-type="float">
            <text:p>46.248</text:p>
          </table:table-cell>
          <table:table-cell table:style-name="ce6"/>
          <table:table-cell table:style-name="ce11"/>
          <table:table-cell table:number-columns-repeated="246"/>
        </table:table-row>
        <table:table-row table:style-name="ro1">
          <table:table-cell table:number-columns-repeated="8"/>
          <table:table-cell table:style-name="ce6"/>
          <table:table-cell table:style-name="ce11"/>
          <table:table-cell table:number-columns-repeated="246"/>
        </table:table-row>
        <table:table-row table:style-name="ro1">
          <table:table-cell table:number-columns-repeated="7"/>
          <table:table-cell table:style-name="ce10"/>
          <table:table-cell table:style-name="ce6"/>
          <table:table-cell table:style-name="ce11"/>
          <table:table-cell table:number-columns-repeated="246"/>
        </table:table-row>
        <table:table-row table:style-name="ro1" table:number-rows-repeated="4">
          <table:table-cell table:style-name="ce2" table:number-columns-repeated="4"/>
          <table:table-cell table:style-name="ce6" table:number-columns-repeated="2"/>
          <table:table-cell table:style-name="ce2"/>
          <table:table-cell table:style-name="ce11"/>
          <table:table-cell table:style-name="ce6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/>
          <table:table-cell table:style-name="ce6" table:number-columns-repeated="2"/>
          <table:table-cell table:style-name="ce11"/>
          <table:table-cell table:number-columns-repeated="246"/>
        </table:table-row>
        <table:table-row table:style-name="ro1" table:number-rows-repeated="7">
          <table:table-cell table:style-name="ce2" table:number-columns-repeated="4"/>
          <table:table-cell table:style-name="ce6" table:number-columns-repeated="2"/>
          <table:table-cell table:style-name="ce2"/>
          <table:table-cell table:style-name="ce11"/>
          <table:table-cell table:style-name="ce6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7"/>
          <table:covered-table-cell table:style-name="ce2"/>
          <table:covered-table-cell table:number-columns-repeated="2" table:style-name="ce7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6" table:number-columns-repeated="2"/>
          <table:table-cell table:style-name="ce2"/>
          <table:table-cell table:style-name="ce6" table:number-columns-repeated="3"/>
          <table:table-cell table:number-columns-repeated="246"/>
        </table:table-row>
        <table:table-row table:style-name="ro1" table:number-rows-repeated="104757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9:12:38.944287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20:19:11.972870134</dc:date>
    <meta:editing-duration>PT1H24M47S</meta:editing-duration>
    <meta:editing-cycles>12</meta:editing-cycles>
    <meta:generator>LibreOffice/5.0.3.2$Linux_X86_64 LibreOffice_project/00m0$Build-2</meta:generator>
    <meta:document-statistic meta:table-count="1" meta:cell-count="153" meta:object-count="0"/>
  </office:meta>
</office:document-meta>
</file>